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88.41pt"/>
    </style:style>
    <style:style style:name="co4" style:family="table-column">
      <style:table-column-properties fo:break-before="auto" style:column-width="99.24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139.55pt"/>
    </style:style>
    <style:style style:name="co7" style:family="table-column">
      <style:table-column-properties fo:break-before="auto" style:column-width="146.21pt"/>
    </style:style>
    <style:style style:name="co8" style:family="table-column">
      <style:table-column-properties fo:break-before="auto" style:column-width="12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/>
    </style:style>
    <style:style style:name="ce3" style:family="table-cell" style:parent-style-name="Default" style:data-style-name="N99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3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mber of O</text:p>
          </table:table-cell>
          <table:table-cell office:value-type="string" calcext:value-type="string">
            <text:p>Number of I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Discovery</text:p>
          </table:table-cell>
          <table:table-cell table:style-name="ce1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Streaming Mode</text:p>
          </table:table-cell>
          <table:table-cell table:style-name="ce1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Pacing</text:p>
          </table:table-cell>
          <table:table-cell table:style-name="ce1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style-name="ce1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nits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nits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Units ABR</text:p>
          </table:table-cell>
          <table:table-cell table:style-name="ce1" table:number-columns-repeated="13"/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Unit ABR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/O</text:p>
          </table:table-cell>
          <table:table-cell table:style-name="ce1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</table:table>
      <table:table table:name="Device 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4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3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BOOL</text:p>
          </table:table-cell>
        </table:table-row>
        <table:table-row table:style-name="ro1">
          <table:table-cell table:number-columns-repeated="5" office:value-type="string" calcext:value-type="string">
            <text:p>RPM</text:p>
          </table:table-cell>
        </table:table-row>
      </table:table>
      <table:table table:name="328P EEPROM Locations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Upper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Lower Byte</text:p>
          </table:table-cell>
        </table:table-row>
      </table:table>
      <table:table table:name="Reserved Addresse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resses 0-127 are reserve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e Controller or Log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adca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07:59:20.0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3-09-17T20:24:08.256000000</dc:date>
    <meta:editing-duration>PT18H33M12S</meta:editing-duration>
    <meta:editing-cycles>46</meta:editing-cycles>
    <meta:generator>LibreOffice/5.4.1.2$Windows_X86_64 LibreOffice_project/ea7cb86e6eeb2bf3a5af73a8f7777ac570321527</meta:generator>
    <meta:document-statistic meta:table-count="5" meta:cell-count="321" meta:object-count="0"/>
  </office:meta>
</office:document-meta>
</file>